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31cm"/>
    </style:style>
    <style:style style:name="Table1.B" style:family="table-column">
      <style:table-column-properties style:column-width="14.46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size="16pt" style:text-underline-style="solid" style:text-underline-type="double" style:text-underline-width="auto" style:text-underline-color="font-color" fo:font-weight="normal" officeooo:rsid="00247f39" officeooo:paragraph-rsid="00247f39" style:font-weight-asian="normal" style:font-weight-complex="normal"/>
    </style:style>
    <style:style style:name="P2" style:family="paragraph" style:parent-style-name="Standard">
      <style:text-properties fo:font-size="14pt" fo:font-weight="bold" officeooo:rsid="00155b81" officeooo:paragraph-rsid="00155b81" style:font-weight-asian="bold" style:font-weight-complex="bold"/>
    </style:style>
    <style:style style:name="P3" style:family="paragraph" style:parent-style-name="Standard">
      <style:text-properties fo:font-size="14pt" fo:font-weight="bold" officeooo:rsid="00226aba" officeooo:paragraph-rsid="00226aba" style:font-weight-asian="bold" style:font-weight-complex="bold"/>
    </style:style>
    <style:style style:name="P4" style:family="paragraph" style:parent-style-name="Standard">
      <style:text-properties fo:font-size="14pt" fo:font-weight="normal" officeooo:rsid="00147bbc" officeooo:paragraph-rsid="00147bbc" style:font-weight-asian="normal" style:font-weight-complex="normal"/>
    </style:style>
    <style:style style:name="P5" style:family="paragraph" style:parent-style-name="Standard">
      <style:text-properties fo:font-size="14pt" fo:font-weight="normal" officeooo:rsid="00155b81" officeooo:paragraph-rsid="00155b81" style:font-weight-asian="normal" style:font-weight-complex="normal"/>
    </style:style>
    <style:style style:name="P6" style:family="paragraph" style:parent-style-name="Standard">
      <style:text-properties fo:font-size="14pt" fo:font-weight="normal" officeooo:rsid="00160608" officeooo:paragraph-rsid="00160608" style:font-weight-asian="normal" style:font-weight-complex="normal"/>
    </style:style>
    <style:style style:name="P7" style:family="paragraph" style:parent-style-name="Standard">
      <style:text-properties fo:font-size="14pt" fo:font-weight="normal" officeooo:rsid="00170e13" officeooo:paragraph-rsid="00170e13" style:font-weight-asian="normal" style:font-weight-complex="normal"/>
    </style:style>
    <style:style style:name="P8" style:family="paragraph" style:parent-style-name="Standard">
      <style:text-properties fo:font-size="16pt" fo:font-weight="bold" officeooo:rsid="0024785d" officeooo:paragraph-rsid="0024785d" style:font-weight-asian="bold" style:font-weight-complex="bold"/>
    </style:style>
    <style:style style:name="P9" style:family="paragraph" style:parent-style-name="Standard">
      <style:text-properties fo:font-size="16pt" fo:font-weight="normal" officeooo:rsid="00247f39" officeooo:paragraph-rsid="00247f39" style:font-weight-asian="normal" style:font-weight-complex="normal"/>
    </style:style>
    <style:style style:name="P10" style:family="paragraph" style:parent-style-name="Standard">
      <style:text-properties fo:font-size="16pt" style:text-underline-style="none" fo:font-weight="normal" officeooo:rsid="00252373" officeooo:paragraph-rsid="00252373" style:font-weight-asian="normal" style:font-weight-complex="normal"/>
    </style:style>
    <style:style style:name="P11" style:family="paragraph" style:parent-style-name="Standard">
      <style:text-properties fo:font-size="20pt" fo:font-weight="bold" officeooo:rsid="00147bbc" officeooo:paragraph-rsid="00147bbc" style:font-weight-asian="bold" style:font-weight-complex="bold"/>
    </style:style>
    <style:style style:name="P12" style:family="paragraph" style:parent-style-name="Standard">
      <style:text-properties fo:font-size="12pt" fo:font-weight="normal" officeooo:rsid="001b2b8d" officeooo:paragraph-rsid="001b2b8d" style:font-weight-asian="normal" style:font-weight-complex="normal"/>
    </style:style>
    <style:style style:name="P13" style:family="paragraph" style:parent-style-name="Standard">
      <style:text-properties fo:font-size="12pt" fo:font-weight="normal" officeooo:rsid="001ece85" officeooo:paragraph-rsid="001ece85" style:font-weight-asian="normal" style:font-weight-complex="normal"/>
    </style:style>
    <style:style style:name="P14" style:family="paragraph" style:parent-style-name="Standard">
      <style:text-properties fo:font-size="12pt" fo:font-weight="normal" officeooo:rsid="001fdf0a" officeooo:paragraph-rsid="001fdf0a" style:font-weight-asian="normal" style:font-weight-complex="normal"/>
    </style:style>
    <style:style style:name="P15" style:family="paragraph" style:parent-style-name="Standard">
      <style:text-properties fo:font-size="12pt" fo:font-weight="bold" officeooo:rsid="0020fd0f" officeooo:paragraph-rsid="0020fd0f" style:font-weight-asian="bold" style:font-weight-complex="bold"/>
    </style:style>
    <style:style style:name="P16" style:family="paragraph" style:parent-style-name="Standard">
      <style:text-properties fo:font-size="22pt" fo:font-weight="bold" officeooo:rsid="00185aa6" officeooo:paragraph-rsid="00185aa6" style:font-weight-asian="bold" style:font-weight-complex="bold"/>
    </style:style>
    <style:style style:name="P17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fo:background-color="#ffff00"/>
    </style:style>
    <style:style style:name="P18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bold" officeooo:rsid="0024785d" officeooo:paragraph-rsid="0024785d" fo:background-color="#ffff00" style:font-weight-asian="bold" style:font-weight-complex="bold"/>
    </style:style>
    <style:style style:name="P19" style:family="paragraph" style:parent-style-name="Standard">
      <style:text-properties fo:font-size="10.3999996185303pt" fo:font-weight="normal" officeooo:rsid="00187526" officeooo:paragraph-rsid="00187526" style:font-weight-asian="normal" style:font-weight-complex="normal"/>
    </style:style>
    <style:style style:name="P20" style:family="paragraph" style:parent-style-name="Standard">
      <style:text-properties fo:font-size="16pt" fo:font-weight="normal" officeooo:rsid="00185aa6" officeooo:paragraph-rsid="00185aa6" style:font-weight-asian="normal" style:font-weight-complex="normal"/>
    </style:style>
    <style:style style:name="P21" style:family="paragraph" style:parent-style-name="Standard">
      <style:text-properties fo:font-size="16pt" fo:font-weight="bold" officeooo:rsid="00187526" officeooo:paragraph-rsid="00187526" style:font-weight-asian="bold" style:font-weight-complex="bold"/>
    </style:style>
    <style:style style:name="P22" style:family="paragraph" style:parent-style-name="Standard">
      <style:text-properties fo:font-size="16pt" fo:font-weight="bold" officeooo:rsid="0024785d" officeooo:paragraph-rsid="0026df91" style:font-weight-asian="bold" style:font-weight-complex="bold"/>
    </style:style>
    <style:style style:name="P23" style:family="paragraph" style:parent-style-name="Standard">
      <style:text-properties fo:font-size="16pt" fo:font-weight="bold" officeooo:rsid="00247f39" officeooo:paragraph-rsid="0026df91" style:font-weight-asian="bold" style:font-weight-complex="bold"/>
    </style:style>
    <style:style style:name="P24" style:family="paragraph" style:parent-style-name="Standard">
      <style:text-properties fo:font-size="16pt" style:text-underline-style="none" fo:font-weight="normal" officeooo:rsid="00252373" officeooo:paragraph-rsid="00252373" style:font-weight-asian="normal" style:font-weight-complex="normal"/>
    </style:style>
    <style:style style:name="P25" style:family="paragraph" style:parent-style-name="Standard">
      <style:text-properties fo:font-size="12pt" fo:font-weight="normal" officeooo:rsid="0020fd0f" officeooo:paragraph-rsid="0020fd0f" style:font-weight-asian="normal" style:font-weight-complex="normal"/>
    </style:style>
    <style:style style:name="P26" style:family="paragraph" style:parent-style-name="Standard">
      <style:text-properties fo:color="#000000" loext:opacity="100%" style:font-name="Droid Sans Mono" fo:font-size="8.39999961853027pt" fo:font-weight="normal" officeooo:rsid="0020fd0f" officeooo:paragraph-rsid="0020fd0f" fo:background-color="#ffff00" style:font-weight-asian="normal" style:font-weight-complex="normal"/>
    </style:style>
    <style:style style:name="P27" style:family="paragraph" style:parent-style-name="Standard">
      <style:text-properties fo:color="#000000" loext:opacity="100%" style:font-name="Droid Sans Mono" fo:font-size="12.3999996185303pt" fo:font-weight="normal" officeooo:rsid="00247f39" officeooo:paragraph-rsid="0024785d" fo:background-color="transparent" style:font-weight-asian="normal" style:font-weight-complex="normal"/>
    </style:style>
    <style:style style:name="P28" style:family="paragraph" style:parent-style-name="Standard">
      <style:text-properties fo:color="#000000" loext:opacity="100%" style:font-name="Droid Sans Mono" fo:font-size="12.3999996185303pt" style:text-underline-style="none" fo:font-weight="normal" officeooo:rsid="00247f39" officeooo:paragraph-rsid="0026df91" fo:background-color="transparent" style:font-weight-asian="normal" style:font-weight-complex="normal"/>
    </style:style>
    <style:style style:name="P29" style:family="paragraph" style:parent-style-name="Standard">
      <style:text-properties fo:color="#000000" loext:opacity="100%" style:font-name="Droid Sans Mono" fo:font-size="12.3999996185303pt" style:text-underline-style="none" fo:font-weight="normal" officeooo:rsid="0026df91" officeooo:paragraph-rsid="0026df91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weight-asian="normal" style:font-weight-complex="normal"/>
    </style:style>
    <style:style style:name="T3" style:family="text">
      <style:text-properties fo:color="#000000" loext:opacity="100%" style:font-name="Droid Sans Mono" fo:background-color="transparent" loext:char-shading-value="0"/>
    </style:style>
    <style:style style:name="T4" style:family="text">
      <style:text-properties fo:color="#000000" loext:opacity="100%" style:font-name="Droid Sans Mono" officeooo:rsid="001b2b8d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weight-asian="bold" style:font-weight-complex="bold"/>
    </style:style>
    <style:style style:name="T7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ey Sequence Detection</text:p>
      <text:p text:style-name="P5">Objective is to do certain task on getting a sequence of key being pressed. </text:p>
      <text:p text:style-name="P6">This has been extensively used in game cheat codes, when for certain </text:p>
      <text:p text:style-name="P6">sequence of key gave certain perks like unlimited life, car, tank <text:s/>( as in san-andreas )</text:p>
      <text:p text:style-name="P4"/>
      <text:p text:style-name="P2">Challenge : </text:p>
      <text:p text:style-name="P7">How to notice / figure out if key is being pressed and which key is pressed. </text:p>
      <text:p text:style-name="P7">Challenge is we are not listening to any html element where we can associate</text:p>
      <text:p text:style-name="P7">element to listen to certain events. </text:p>
      <text:p text:style-name="P7"/>
      <text:p text:style-name="P16">Problem solved : <text:span text:style-name="T2">add event listener to window object. </text:span></text:p>
      <text:p text:style-name="P20"/>
      <text:p text:style-name="P21">How to select a html element with specific attribute value?</text:p>
      <text:p text:style-name="P19"><text:span text:style-name="T4">This is right : </text:span><text:span text:style-name="T3">document.querySelector(`p[class='cheat_class']`).style.display="inline";</text:span></text:p>
      <text:p text:style-name="P12">If you replace <text:span text:style-name="T6">back-ticks</text:span> with <text:span text:style-name="T6">single qoute or double quote</text:span> it will give wrong result.</text:p>
      <text:p text:style-name="P12"/>
      <text:p text:style-name="P13">Use <text:span text:style-name="T5">unshift() </text:span>to remove element from the begining of the array.</text:p>
      <text:p text:style-name="P14">Use <text:span text:style-name="T5">push() </text:span>to add element to end of the array.</text:p>
      <text:p text:style-name="P14"/>
      <text:p text:style-name="P15">Array.toString() //<text:span text:style-name="T1"> it joins the array along with the comma</text:span></text:p>
      <text:p text:style-name="P15"><text:span text:style-name="T1">Array.</text:span>join(“”); <text:span text:style-name="T1">// it joins the array without comma</text:span></text:p>
      <text:p text:style-name="P25"/>
      <text:p text:style-name="P3">Compare two string : </text:p>
      <text:p text:style-name="P3">trim() is removing white space if any.</text:p>
      <text:p text:style-name="P26">if(x.join("").trim() == sequence_.trim()){</text:p>
      <text:p text:style-name="P17">document.querySelector(`p[class='cheat_class']`).style.display="inline";</text:p>
      <text:p text:style-name="P17">}</text:p>
      <text:p text:style-name="P17"/>
      <text:p text:style-name="P18"/>
      <text:p text:style-name="P8">splice() array function :</text:p>
      <text:p text:style-name="P8"/>
      <text:p text:style-name="P27"/>
      <text:h text:style-name="P1" text:outline-level="2">Syntax</text:h>
      <text:p text:style-name="Text_20_body"><text:span text:style-name="T7">array</text:span>.splice(<text:span text:style-name="Emphasis">index</text:span>,<text:span text:style-name="Emphasis"> howmany</text:span>,<text:span text:style-name="Emphasis"> item1</text:span>, .....,<text:span text:style-name="Emphasis"> itemX</text:span>)</text:p>
      <text:h text:style-name="Heading_20_2" text:outline-level="2">Parameter Values</text:h>
      <table:table table:name="Table1" table:style-name="Table1">
        <table:table-column table:style-name="Table1.A"/>
        <table:table-column table:style-name="Table1.B"/>
        <table:table-row table:style-name="TableLine94814159330848">
          <table:table-cell table:style-name="Table1.A1" office:value-type="string">
            <text:p text:style-name="Table_20_Heading">Parameter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94814159582880">
          <table:table-cell table:style-name="Table1.A1" office:value-type="string">
            <text:p text:style-name="Table_20_Contents"><text:span text:style-name="Emphasis">index</text:span></text:p>
          </table:table-cell>
          <table:table-cell table:style-name="Table1.A1" office:value-type="string">
            <text:p text:style-name="Table_20_Contents">Required. An integer that specifies at what position to add/remove items, Use negative values to specify the position from the end of the array</text:p>
          </table:table-cell>
        </table:table-row>
        <table:table-row table:style-name="TableLine94814159180032">
          <table:table-cell table:style-name="Table1.A1" office:value-type="string">
            <text:p text:style-name="Table_20_Contents"><text:span text:style-name="Emphasis">howmany</text:span></text:p>
          </table:table-cell>
          <table:table-cell table:style-name="Table1.A1" office:value-type="string">
            <text:p text:style-name="Table_20_Contents">Optional. The number of items to be removed. If set to 0, no items will be removed</text:p>
          </table:table-cell>
        </table:table-row>
        <table:table-row table:style-name="TableLine94814159426864">
          <table:table-cell table:style-name="Table1.A1" office:value-type="string">
            <text:p text:style-name="Table_20_Contents"><text:span text:style-name="Emphasis">item1</text:span>, ..., <text:span text:style-name="Emphasis">itemX</text:span></text:p>
          </table:table-cell>
          <table:table-cell table:style-name="Table1.A1" office:value-type="string">
            <text:p text:style-name="Table_20_Contents">Optional. The new item(s) to be added to the array</text:p>
          </table:table-cell>
        </table:table-row>
      </table:table>
      <text:p text:style-name="P10">Array declaration : </text:p>
      <text:p text:style-name="P10">var array1 = [];</text:p>
      <text:p text:style-name="P10"><text:soft-page-break/>var array2 = new Array(length);</text:p>
      <text:p text:style-name="P10"/>
      <text:p text:style-name="P10"/>
      <text:p text:style-name="P22"/>
      <text:p text:style-name="P23">Doubtful code in the tuitorial left to be understand : </text:p>
      <text:p text:style-name="P28">pressed.splice(-secretCode.length - 1, pressed.length – secretCode.length);</text:p>
      <text:p text:style-name="P28"/>
      <text:p text:style-name="P29">In tuitorial code author has used cornifed cool animation which gets called on match , and it adds a cool sticker on the scre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31T13:22:14.556290812</meta:creation-date>
    <dc:date>2021-01-31T14:53:56.414354288</dc:date>
    <meta:editing-duration>PT1H29M1S</meta:editing-duration>
    <meta:editing-cycles>19</meta:editing-cycles>
    <meta:generator>LibreOffice/7.0.4.2$Linux_X86_64 LibreOffice_project/573028415b474775687f7355a6d413c41d013a01</meta:generator>
    <meta:document-statistic meta:table-count="1" meta:image-count="0" meta:object-count="0" meta:page-count="2" meta:paragraph-count="39" meta:word-count="298" meta:character-count="1882" meta:non-whitespace-character-count="1612"/>
  </office:meta>
</office:document-meta>
</file>